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00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4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cm" svg:height="2.1cm" svg:x="2.1cm" svg:y="8.131cm">
          <text:p text:style-name="P1">json<text:line-break/>file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1cm" svg:height="2.1cm" svg:x="11.8cm" svg:y="5.9cm">
          <text:p text:style-name="P1">hpk.dic<text:line-break/>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1cm" svg:height="2.1cm" svg:x="11.8cm" svg:y="10.6cm">
          <text:p text:style-name="P1">hpk.aff<text:line-break/>fil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1cm" svg:height="2.1cm" svg:x="6.1cm" svg:y="8.131cm">
          <text:p text:style-name="P1">json_to_dicaff</text:p>
          <text:p text:style-name="P1">.p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2cm" svg:y1="9.181cm" svg:x2="6.1cm" svg:y2="9.181cm" draw:start-shape="id1" draw:start-glue-point="1" draw:end-shape="id2" draw:end-glue-point="3" svg:d="M4200 9181h1900" svg:viewBox="0 0 1901 1">
          <text:p/>
        </draw:connector>
        <draw:connector draw:style-name="gr3" draw:text-style-name="P1" draw:layer="layout" draw:type="line" svg:x1="10.2cm" svg:y1="9.181cm" svg:x2="11.8cm" svg:y2="6.95cm" draw:start-shape="id2" draw:start-glue-point="1" draw:end-shape="id3" draw:end-glue-point="3" svg:d="M10200 9181l1600-2231" svg:viewBox="0 0 1601 2232">
          <text:p/>
        </draw:connector>
        <draw:connector draw:style-name="gr3" draw:text-style-name="P1" draw:layer="layout" draw:type="line" svg:x1="10.2cm" svg:y1="9.181cm" svg:x2="11.8cm" svg:y2="11.65cm" draw:start-shape="id2" draw:start-glue-point="1" draw:end-shape="id4" draw:end-glue-point="3" svg:d="M10200 9181l1600 2469" svg:viewBox="0 0 1601 2470">
          <text:p/>
        </draw:connector>
        <draw:custom-shape draw:style-name="gr4" draw:text-style-name="P1" draw:layer="layout" svg:width="0.3cm" svg:height="15cm" svg:x="14.9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.1cm" svg:x="16.3cm" svg:y="8.2cm">
          <text:p text:style-name="P1">add_words</text:p>
          <text:p text:style-name="P1">.p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0:48:29.895097283</meta:creation-date>
    <dc:date>2016-12-06T12:05:12.500004383</dc:date>
    <meta:editing-duration>PT1H1M31S</meta:editing-duration>
    <meta:editing-cycles>4</meta:editing-cycles>
    <meta:generator>LibreOffice/4.2.8.2$Linux_X86_64 LibreOffice_project/420m0$Build-2</meta:generator>
    <meta:document-statistic meta:object-count="9"/>
  </office:meta>
</office:document-meta>
</file>